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def" table:style-name="ta1" table:print="false">
        <table:table-column table:style-name="co1" table:number-columns-repeated="25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table:style-name="ce1" table:formula="of:=[.B4]/([.B4]+100)" office:value-type="percentage" office:value="0.0909090909090909">
            <text:p>9,09%</text:p>
          </table:table-cell>
          <table:table-cell table:style-name="ce1" table:formula="of:=[.C4]/([.C4]+100)" office:value-type="percentage" office:value="0.166666666666667">
            <text:p>16,67%</text:p>
          </table:table-cell>
          <table:table-cell table:style-name="ce1" table:formula="of:=[.D4]/([.D4]+100)" office:value-type="percentage" office:value="0.230769230769231">
            <text:p>23,08%</text:p>
          </table:table-cell>
          <table:table-cell table:style-name="ce1" table:formula="of:=[.E4]/([.E4]+100)" office:value-type="percentage" office:value="0.285714285714286">
            <text:p>28,57%</text:p>
          </table:table-cell>
          <table:table-cell table:style-name="ce1" table:formula="of:=[.F4]/([.F4]+100)" office:value-type="percentage" office:value="0.333333333333333">
            <text:p>33,33%</text:p>
          </table:table-cell>
          <table:table-cell table:style-name="ce1" table:formula="of:=[.G4]/([.G4]+100)" office:value-type="percentage" office:value="0.375">
            <text:p>37,50%</text:p>
          </table:table-cell>
          <table:table-cell table:style-name="ce1" table:formula="of:=[.H4]/([.H4]+100)" office:value-type="percentage" office:value="0.411764705882353">
            <text:p>41,18%</text:p>
          </table:table-cell>
          <table:table-cell table:style-name="ce1" table:formula="of:=[.I4]/([.I4]+100)" office:value-type="percentage" office:value="0.444444444444444">
            <text:p>44,44%</text:p>
          </table:table-cell>
          <table:table-cell table:style-name="ce1" table:formula="of:=[.J4]/([.J4]+100)" office:value-type="percentage" office:value="0.473684210526316">
            <text:p>47,37%</text:p>
          </table:table-cell>
          <table:table-cell table:style-name="ce1" table:formula="of:=[.K4]/([.K4]+100)" office:value-type="percentage" office:value="0.5">
            <text:p>50,00%</text:p>
          </table:table-cell>
          <table:table-cell table:style-name="ce1" table:formula="of:=[.L4]/([.L4]+100)" office:value-type="percentage" office:value="0.523809523809524">
            <text:p>52,38%</text:p>
          </table:table-cell>
          <table:table-cell table:style-name="ce1" table:formula="of:=[.M4]/([.M4]+100)" office:value-type="percentage" office:value="0.545454545454545">
            <text:p>54,55%</text:p>
          </table:table-cell>
          <table:table-cell table:style-name="ce1" table:formula="of:=[.N4]/([.N4]+100)" office:value-type="percentage" office:value="0.565217391304348">
            <text:p>56,52%</text:p>
          </table:table-cell>
          <table:table-cell table:style-name="ce1" table:formula="of:=[.O4]/([.O4]+100)" office:value-type="percentage" office:value="0.583333333333333">
            <text:p>58,33%</text:p>
          </table:table-cell>
          <table:table-cell table:style-name="ce1" table:formula="of:=[.P4]/([.P4]+100)" office:value-type="percentage" office:value="0.6">
            <text:p>60,00%</text:p>
          </table:table-cell>
          <table:table-cell table:style-name="ce1" table:formula="of:=[.Q4]/([.Q4]+100)" office:value-type="percentage" office:value="0.615384615384615">
            <text:p>61,54%</text:p>
          </table:table-cell>
          <table:table-cell table:style-name="ce1" table:formula="of:=[.R4]/([.R4]+100)" office:value-type="percentage" office:value="0.62962962962963">
            <text:p>62,96%</text:p>
          </table:table-cell>
          <table:table-cell table:style-name="ce1" table:formula="of:=[.S4]/([.S4]+100)" office:value-type="percentage" office:value="0.642857142857143">
            <text:p>64,29%</text:p>
          </table:table-cell>
          <table:table-cell table:style-name="ce1" table:formula="of:=[.T4]/([.T4]+100)" office:value-type="percentage" office:value="0.655172413793103">
            <text:p>65,52%</text:p>
          </table:table-cell>
          <table:table-cell table:style-name="ce1" table:formula="of:=[.U4]/([.U4]+100)" office:value-type="percentage" office:value="0.666666666666667">
            <text:p>66,67%</text:p>
          </table:table-cell>
          <table:table-cell table:style-name="ce1" table:formula="of:=[.V4]/([.V4]+100)" office:value-type="percentage" office:value="0.67741935483871">
            <text:p>67,74%</text:p>
          </table:table-cell>
          <table:table-cell table:style-name="ce1" table:formula="of:=[.W4]/([.W4]+100)" office:value-type="percentage" office:value="0.6875">
            <text:p>68,75%</text:p>
          </table:table-cell>
          <table:table-cell table:style-name="ce1" table:formula="of:=[.X4]/([.X4]+100)" office:value-type="percentage" office:value="0.696969696969697">
            <text:p>69,70%</text:p>
          </table:table-cell>
          <table:table-cell table:style-name="ce1" table:formula="of:=[.Y4]/([.Y4]+100)" office:value-type="percentage" office:value="0.705882352941176">
            <text:p>70,59%</text:p>
          </table:table-cell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'%def'.M37" table:end-x="0.293cm" table:end-y="0.08cm" draw:z-index="0" draw:style-name="gr1" draw:text-style-name="P1" svg:width="22.707cm" svg:height="11.722cm" svg:x="0.167cm" svg:y="0.1cm">
              <draw:object draw:notify-on-update-of-ranges="'%def'.B4:'%def'.Y4 '%def'.B4:'%def'.Y4 '%def'.B5:'%def'.Y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  <table:table table:name="def" table:style-name="ta1" table:print="false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923"/>
        </table:table-row>
        <table:table-row table:style-name="ro1">
          <table:table-cell table:formula="of:=ROUNDDOWN([.$C$2]+(1/[.$D$2])*([.A1])^2)" office:value-type="float" office:value="10">
            <text:p>10</text:p>
          </table:table-cell>
          <table:table-cell table:formula="of:=ROUNDDOWN(10+(1/[.$A$3])*([.B1])^2)" office:value-type="float" office:value="10">
            <text:p>10</text:p>
          </table:table-cell>
          <table:table-cell table:formula="of:=ROUNDDOWN(10+(1/[.$A$3])*([.C1])^2)" office:value-type="float" office:value="10">
            <text:p>10</text:p>
          </table:table-cell>
          <table:table-cell table:formula="of:=ROUNDDOWN(10+(1/[.$A$3])*([.D1])^2)" office:value-type="float" office:value="11">
            <text:p>11</text:p>
          </table:table-cell>
          <table:table-cell table:formula="of:=ROUNDDOWN(10+(1/[.$A$3])*([.E1])^2)" office:value-type="float" office:value="11">
            <text:p>11</text:p>
          </table:table-cell>
          <table:table-cell table:formula="of:=ROUNDDOWN(10+(1/[.$A$3])*([.F1])^2)" office:value-type="float" office:value="12">
            <text:p>12</text:p>
          </table:table-cell>
          <table:table-cell table:formula="of:=ROUNDDOWN(10+(1/[.$A$3])*([.G1])^2)" office:value-type="float" office:value="13">
            <text:p>13</text:p>
          </table:table-cell>
          <table:table-cell table:formula="of:=ROUNDDOWN(10+(1/[.$A$3])*([.H1])^2)" office:value-type="float" office:value="14">
            <text:p>14</text:p>
          </table:table-cell>
          <table:table-cell table:formula="of:=ROUNDDOWN(10+(1/[.$A$3])*([.I1])^2)" office:value-type="float" office:value="15">
            <text:p>15</text:p>
          </table:table-cell>
          <table:table-cell table:formula="of:=ROUNDDOWN(10+(1/[.$A$3])*([.J1])^2)" office:value-type="float" office:value="16">
            <text:p>16</text:p>
          </table:table-cell>
          <table:table-cell table:formula="of:=ROUNDDOWN(10+(1/[.$A$3])*([.K1])^2)" office:value-type="float" office:value="18">
            <text:p>18</text:p>
          </table:table-cell>
          <table:table-cell table:formula="of:=ROUNDDOWN(10+(1/[.$A$3])*([.L1])^2)" office:value-type="float" office:value="19">
            <text:p>19</text:p>
          </table:table-cell>
          <table:table-cell table:formula="of:=ROUNDDOWN(10+(1/[.$A$3])*([.M1])^2)" office:value-type="float" office:value="21">
            <text:p>21</text:p>
          </table:table-cell>
          <table:table-cell table:formula="of:=ROUNDDOWN(10+(1/[.$A$3])*([.N1])^2)" office:value-type="float" office:value="23">
            <text:p>23</text:p>
          </table:table-cell>
          <table:table-cell table:formula="of:=ROUNDDOWN(10+(1/[.$A$3])*([.O1])^2)" office:value-type="float" office:value="25">
            <text:p>25</text:p>
          </table:table-cell>
          <table:table-cell table:formula="of:=ROUNDDOWN(10+(1/[.$A$3])*([.P1])^2)" office:value-type="float" office:value="27">
            <text:p>27</text:p>
          </table:table-cell>
          <table:table-cell table:formula="of:=ROUNDDOWN(10+(1/[.$A$3])*([.Q1])^2)" office:value-type="float" office:value="29">
            <text:p>29</text:p>
          </table:table-cell>
          <table:table-cell table:formula="of:=ROUNDDOWN(10+(1/[.$A$3])*([.R1])^2)" office:value-type="float" office:value="31">
            <text:p>31</text:p>
          </table:table-cell>
          <table:table-cell table:formula="of:=ROUNDDOWN(10+(1/[.$A$3])*([.S1])^2)" office:value-type="float" office:value="34">
            <text:p>34</text:p>
          </table:table-cell>
          <table:table-cell table:formula="of:=ROUNDDOWN(10+(1/[.$A$3])*([.T1])^2)" office:value-type="float" office:value="36">
            <text:p>36</text:p>
          </table:table-cell>
          <table:table-cell table:formula="of:=ROUNDDOWN(10+(1/[.$A$3])*([.U1])^2)" office:value-type="float" office:value="39">
            <text:p>39</text:p>
          </table:table-cell>
          <table:table-cell table:formula="of:=ROUNDDOWN(10+(1/[.$A$3])*([.V1])^2)" office:value-type="float" office:value="42">
            <text:p>42</text:p>
          </table:table-cell>
          <table:table-cell table:formula="of:=ROUNDDOWN(10+(1/[.$A$3])*([.W1])^2)" office:value-type="float" office:value="45">
            <text:p>45</text:p>
          </table:table-cell>
          <table:table-cell table:formula="of:=ROUNDDOWN(10+(1/[.$A$3])*([.X1])^2)" office:value-type="float" office:value="48">
            <text:p>48</text:p>
          </table:table-cell>
          <table:table-cell table:formula="of:=ROUNDDOWN(10+(1/[.$A$3])*([.Y1])^2)" office:value-type="float" office:value="51">
            <text:p>51</text:p>
          </table:table-cell>
          <table:table-cell table:formula="of:=ROUNDDOWN(10+(1/[.$A$3])*([.Z1])^2)" office:value-type="float" office:value="55">
            <text:p>55</text:p>
          </table:table-cell>
          <table:table-cell table:formula="of:=ROUNDDOWN(10+(1/[.$A$3])*([.AA1])^2)" office:value-type="float" office:value="58">
            <text:p>58</text:p>
          </table:table-cell>
          <table:table-cell table:formula="of:=ROUNDDOWN(10+(1/[.$A$3])*([.AB1])^2)" office:value-type="float" office:value="62">
            <text:p>62</text:p>
          </table:table-cell>
          <table:table-cell table:formula="of:=ROUNDDOWN(10+(1/[.$A$3])*([.AC1])^2)" office:value-type="float" office:value="66">
            <text:p>66</text:p>
          </table:table-cell>
          <table:table-cell table:formula="of:=ROUNDDOWN(10+(1/[.$A$3])*([.AD1])^2)" office:value-type="float" office:value="70">
            <text:p>70</text:p>
          </table:table-cell>
          <table:table-cell table:formula="of:=ROUNDDOWN(10+(1/[.$A$3])*([.AE1])^2)" office:value-type="float" office:value="74">
            <text:p>74</text:p>
          </table:table-cell>
          <table:table-cell table:formula="of:=ROUNDDOWN(10+(1/[.$A$3])*([.AF1])^2)" office:value-type="float" office:value="78">
            <text:p>78</text:p>
          </table:table-cell>
          <table:table-cell table:formula="of:=ROUNDDOWN(10+(1/[.$A$3])*([.AG1])^2)" office:value-type="float" office:value="82">
            <text:p>82</text:p>
          </table:table-cell>
          <table:table-cell table:formula="of:=ROUNDDOWN(10+(1/[.$A$3])*([.AH1])^2)" office:value-type="float" office:value="87">
            <text:p>87</text:p>
          </table:table-cell>
          <table:table-cell table:formula="of:=ROUNDDOWN(10+(1/[.$A$3])*([.AI1])^2)" office:value-type="float" office:value="91">
            <text:p>91</text:p>
          </table:table-cell>
          <table:table-cell table:formula="of:=ROUNDDOWN(10+(1/[.$A$3])*([.AJ1])^2)" office:value-type="float" office:value="96">
            <text:p>96</text:p>
          </table:table-cell>
          <table:table-cell table:formula="of:=ROUNDDOWN(10+(1/[.$A$3])*([.AK1])^2)" office:value-type="float" office:value="101">
            <text:p>101</text:p>
          </table:table-cell>
          <table:table-cell table:formula="of:=ROUNDDOWN(10+(1/[.$A$3])*([.AL1])^2)" office:value-type="float" office:value="106">
            <text:p>106</text:p>
          </table:table-cell>
          <table:table-cell table:formula="of:=ROUNDDOWN(10+(1/[.$A$3])*([.AM1])^2)" office:value-type="float" office:value="111">
            <text:p>111</text:p>
          </table:table-cell>
          <table:table-cell table:formula="of:=ROUNDDOWN(10+(1/[.$A$3])*([.AN1])^2)" office:value-type="float" office:value="116">
            <text:p>116</text:p>
          </table:table-cell>
          <table:table-cell table:formula="of:=ROUNDDOWN(10+(1/[.$A$3])*([.AO1])^2)" office:value-type="float" office:value="122">
            <text:p>122</text:p>
          </table:table-cell>
          <table:table-cell table:formula="of:=ROUNDDOWN(10+(1/[.$A$3])*([.AP1])^2)" office:value-type="float" office:value="127">
            <text:p>127</text:p>
          </table:table-cell>
          <table:table-cell table:formula="of:=ROUNDDOWN(10+(1/[.$A$3])*([.AQ1])^2)" office:value-type="float" office:value="133">
            <text:p>133</text:p>
          </table:table-cell>
          <table:table-cell table:formula="of:=ROUNDDOWN(10+(1/[.$A$3])*([.AR1])^2)" office:value-type="float" office:value="139">
            <text:p>139</text:p>
          </table:table-cell>
          <table:table-cell table:formula="of:=ROUNDDOWN(10+(1/[.$A$3])*([.AS1])^2)" office:value-type="float" office:value="145">
            <text:p>145</text:p>
          </table:table-cell>
          <table:table-cell table:formula="of:=ROUNDDOWN(10+(1/[.$A$3])*([.AT1])^2)" office:value-type="float" office:value="151">
            <text:p>151</text:p>
          </table:table-cell>
          <table:table-cell table:formula="of:=ROUNDDOWN(10+(1/[.$A$3])*([.AU1])^2)" office:value-type="float" office:value="157">
            <text:p>157</text:p>
          </table:table-cell>
          <table:table-cell table:formula="of:=ROUNDDOWN(10+(1/[.$A$3])*([.AV1])^2)" office:value-type="float" office:value="163">
            <text:p>163</text:p>
          </table:table-cell>
          <table:table-cell table:formula="of:=ROUNDDOWN(10+(1/[.$A$3])*([.AW1])^2)" office:value-type="float" office:value="170">
            <text:p>170</text:p>
          </table:table-cell>
          <table:table-cell table:formula="of:=ROUNDDOWN(10+(1/[.$A$3])*([.AX1])^2)" office:value-type="float" office:value="176">
            <text:p>176</text:p>
          </table:table-cell>
          <table:table-cell table:formula="of:=ROUNDDOWN(10+(1/[.$A$3])*([.AY1])^2)" office:value-type="float" office:value="183">
            <text:p>183</text:p>
          </table:table-cell>
          <table:table-cell table:formula="of:=ROUNDDOWN(10+(1/[.$A$3])*([.AZ1])^2)" office:value-type="float" office:value="190">
            <text:p>190</text:p>
          </table:table-cell>
          <table:table-cell table:formula="of:=ROUNDDOWN(10+(1/[.$A$3])*([.BA1])^2)" office:value-type="float" office:value="197">
            <text:p>197</text:p>
          </table:table-cell>
          <table:table-cell table:formula="of:=ROUNDDOWN(10+(1/[.$A$3])*([.BB1])^2)" office:value-type="float" office:value="204">
            <text:p>204</text:p>
          </table:table-cell>
          <table:table-cell table:formula="of:=ROUNDDOWN(10+(1/[.$A$3])*([.BC1])^2)" office:value-type="float" office:value="211">
            <text:p>211</text:p>
          </table:table-cell>
          <table:table-cell table:formula="of:=ROUNDDOWN(10+(1/[.$A$3])*([.BD1])^2)" office:value-type="float" office:value="219">
            <text:p>219</text:p>
          </table:table-cell>
          <table:table-cell table:formula="of:=ROUNDDOWN(10+(1/[.$A$3])*([.BE1])^2)" office:value-type="float" office:value="226">
            <text:p>226</text:p>
          </table:table-cell>
          <table:table-cell table:formula="of:=ROUNDDOWN(10+(1/[.$A$3])*([.BF1])^2)" office:value-type="float" office:value="234">
            <text:p>234</text:p>
          </table:table-cell>
          <table:table-cell table:formula="of:=ROUNDDOWN(10+(1/[.$A$3])*([.BG1])^2)" office:value-type="float" office:value="242">
            <text:p>242</text:p>
          </table:table-cell>
          <table:table-cell table:formula="of:=ROUNDDOWN(10+(1/[.$A$3])*([.BH1])^2)" office:value-type="float" office:value="250">
            <text:p>250</text:p>
          </table:table-cell>
          <table:table-cell table:formula="of:=ROUNDDOWN(10+(1/[.$A$3])*([.BI1])^2)" office:value-type="float" office:value="258">
            <text:p>258</text:p>
          </table:table-cell>
          <table:table-cell table:formula="of:=ROUNDDOWN(10+(1/[.$A$3])*([.BJ1])^2)" office:value-type="float" office:value="266">
            <text:p>266</text:p>
          </table:table-cell>
          <table:table-cell table:formula="of:=ROUNDDOWN(10+(1/[.$A$3])*([.BK1])^2)" office:value-type="float" office:value="274">
            <text:p>274</text:p>
          </table:table-cell>
          <table:table-cell table:formula="of:=ROUNDDOWN(10+(1/[.$A$3])*([.BL1])^2)" office:value-type="float" office:value="283">
            <text:p>283</text:p>
          </table:table-cell>
          <table:table-cell table:formula="of:=ROUNDDOWN(10+(1/[.$A$3])*([.BM1])^2)" office:value-type="float" office:value="291">
            <text:p>291</text:p>
          </table:table-cell>
          <table:table-cell table:formula="of:=ROUNDDOWN(10+(1/[.$A$3])*([.BN1])^2)" office:value-type="float" office:value="300">
            <text:p>300</text:p>
          </table:table-cell>
          <table:table-cell table:formula="of:=ROUNDDOWN(10+(1/[.$A$3])*([.BO1])^2)" office:value-type="float" office:value="309">
            <text:p>309</text:p>
          </table:table-cell>
          <table:table-cell table:formula="of:=ROUNDDOWN(10+(1/[.$A$3])*([.BP1])^2)" office:value-type="float" office:value="318">
            <text:p>318</text:p>
          </table:table-cell>
          <table:table-cell table:formula="of:=ROUNDDOWN(10+(1/[.$A$3])*([.BQ1])^2)" office:value-type="float" office:value="327">
            <text:p>327</text:p>
          </table:table-cell>
          <table:table-cell table:formula="of:=ROUNDDOWN(10+(1/[.$A$3])*([.BR1])^2)" office:value-type="float" office:value="336">
            <text:p>336</text:p>
          </table:table-cell>
          <table:table-cell table:formula="of:=ROUNDDOWN(10+(1/[.$A$3])*([.BS1])^2)" office:value-type="float" office:value="346">
            <text:p>346</text:p>
          </table:table-cell>
          <table:table-cell table:formula="of:=ROUNDDOWN(10+(1/[.$A$3])*([.BT1])^2)" office:value-type="float" office:value="355">
            <text:p>355</text:p>
          </table:table-cell>
          <table:table-cell table:formula="of:=ROUNDDOWN(10+(1/[.$A$3])*([.BU1])^2)" office:value-type="float" office:value="365">
            <text:p>365</text:p>
          </table:table-cell>
          <table:table-cell table:formula="of:=ROUNDDOWN(10+(1/[.$A$3])*([.BV1])^2)" office:value-type="float" office:value="375">
            <text:p>375</text:p>
          </table:table-cell>
          <table:table-cell table:formula="of:=ROUNDDOWN(10+(1/[.$A$3])*([.BW1])^2)" office:value-type="float" office:value="385">
            <text:p>385</text:p>
          </table:table-cell>
          <table:table-cell table:formula="of:=ROUNDDOWN(10+(1/[.$A$3])*([.BX1])^2)" office:value-type="float" office:value="395">
            <text:p>395</text:p>
          </table:table-cell>
          <table:table-cell table:formula="of:=ROUNDDOWN(10+(1/[.$A$3])*([.BY1])^2)" office:value-type="float" office:value="405">
            <text:p>405</text:p>
          </table:table-cell>
          <table:table-cell table:formula="of:=ROUNDDOWN(10+(1/[.$A$3])*([.BZ1])^2)" office:value-type="float" office:value="415">
            <text:p>415</text:p>
          </table:table-cell>
          <table:table-cell table:formula="of:=ROUNDDOWN(10+(1/[.$A$3])*([.CA1])^2)" office:value-type="float" office:value="426">
            <text:p>426</text:p>
          </table:table-cell>
          <table:table-cell table:formula="of:=ROUNDDOWN(10+(1/[.$A$3])*([.CB1])^2)" office:value-type="float" office:value="436">
            <text:p>436</text:p>
          </table:table-cell>
          <table:table-cell table:formula="of:=ROUNDDOWN(10+(1/[.$A$3])*([.CC1])^2)" office:value-type="float" office:value="447">
            <text:p>447</text:p>
          </table:table-cell>
          <table:table-cell table:formula="of:=ROUNDDOWN(10+(1/[.$A$3])*([.CD1])^2)" office:value-type="float" office:value="458">
            <text:p>458</text:p>
          </table:table-cell>
          <table:table-cell table:formula="of:=ROUNDDOWN(10+(1/[.$A$3])*([.CE1])^2)" office:value-type="float" office:value="469">
            <text:p>469</text:p>
          </table:table-cell>
          <table:table-cell table:formula="of:=ROUNDDOWN(10+(1/[.$A$3])*([.CF1])^2)" office:value-type="float" office:value="480">
            <text:p>480</text:p>
          </table:table-cell>
          <table:table-cell table:formula="of:=ROUNDDOWN(10+(1/[.$A$3])*([.CG1])^2)" office:value-type="float" office:value="491">
            <text:p>491</text:p>
          </table:table-cell>
          <table:table-cell table:formula="of:=ROUNDDOWN(10+(1/[.$A$3])*([.CH1])^2)" office:value-type="float" office:value="503">
            <text:p>503</text:p>
          </table:table-cell>
          <table:table-cell table:formula="of:=ROUNDDOWN(10+(1/[.$A$3])*([.CI1])^2)" office:value-type="float" office:value="514">
            <text:p>514</text:p>
          </table:table-cell>
          <table:table-cell table:formula="of:=ROUNDDOWN(10+(1/[.$A$3])*([.CJ1])^2)" office:value-type="float" office:value="526">
            <text:p>526</text:p>
          </table:table-cell>
          <table:table-cell table:formula="of:=ROUNDDOWN(10+(1/[.$A$3])*([.CK1])^2)" office:value-type="float" office:value="538">
            <text:p>538</text:p>
          </table:table-cell>
          <table:table-cell table:formula="of:=ROUNDDOWN(10+(1/[.$A$3])*([.CL1])^2)" office:value-type="float" office:value="550">
            <text:p>550</text:p>
          </table:table-cell>
          <table:table-cell table:formula="of:=ROUNDDOWN(10+(1/[.$A$3])*([.CM1])^2)" office:value-type="float" office:value="562">
            <text:p>562</text:p>
          </table:table-cell>
          <table:table-cell table:formula="of:=ROUNDDOWN(10+(1/[.$A$3])*([.CN1])^2)" office:value-type="float" office:value="574">
            <text:p>574</text:p>
          </table:table-cell>
          <table:table-cell table:formula="of:=ROUNDDOWN(10+(1/[.$A$3])*([.CO1])^2)" office:value-type="float" office:value="586">
            <text:p>586</text:p>
          </table:table-cell>
          <table:table-cell table:formula="of:=ROUNDDOWN(10+(1/[.$A$3])*([.CP1])^2)" office:value-type="float" office:value="599">
            <text:p>599</text:p>
          </table:table-cell>
          <table:table-cell table:formula="of:=ROUNDDOWN(10+(1/[.$A$3])*([.CQ1])^2)" office:value-type="float" office:value="611">
            <text:p>611</text:p>
          </table:table-cell>
          <table:table-cell table:formula="of:=ROUNDDOWN(10+(1/[.$A$3])*([.CR1])^2)" office:value-type="float" office:value="624">
            <text:p>624</text:p>
          </table:table-cell>
          <table:table-cell table:formula="of:=ROUNDDOWN(10+(1/[.$A$3])*([.CS1])^2)" office:value-type="float" office:value="637">
            <text:p>637</text:p>
          </table:table-cell>
          <table:table-cell table:formula="of:=ROUNDDOWN(10+(1/[.$A$3])*([.CT1])^2)" office:value-type="float" office:value="650">
            <text:p>650</text:p>
          </table:table-cell>
          <table:table-cell table:formula="of:=ROUNDDOWN(10+(1/[.$A$3])*([.CU1])^2)" office:value-type="float" office:value="663">
            <text:p>663</text:p>
          </table:table-cell>
          <table:table-cell table:formula="of:=ROUNDDOWN(10+(1/[.$A$3])*([.CV1])^2)" office:value-type="float" office:value="676">
            <text:p>676</text:p>
          </table:table-cell>
          <table:table-cell table:formula="of:=ROUNDDOWN(10+(1/[.$A$3])*([.CW1])^2)" office:value-type="float" office:value="690">
            <text:p>690</text:p>
          </table:table-cell>
          <table:table-cell table:number-columns-repeated="9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uma</text:p>
          </table:table-cell>
          <table:table-cell office:value-type="float" office:value="30">
            <text:p>3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formula="of:=SUM([.A2:.AD2])" office:value-type="float" office:value="921">
            <text:p>921</text:p>
          </table:table-cell>
          <table:table-cell/>
          <table:table-cell table:formula="of:=SUM([.$A$2:.AX2])" office:value-type="float" office:value="3346">
            <text:p>3346</text:p>
          </table:table-cell>
          <table:table-cell/>
          <table:table-cell table:formula="of:=SUM([.$A$2:.BR2])" office:value-type="float" office:value="8464">
            <text:p>8464</text:p>
          </table:table-cell>
          <table:table-cell/>
          <table:table-cell table:formula="of:=SUM([.$A$2:.CV2])" office:value-type="float" office:value="23525">
            <text:p>23525</text:p>
          </table:table-cell>
          <table:table-cell table:number-columns-repeated="1012"/>
        </table:table-row>
      </table:table>
      <table:table table:name="att" table:style-name="ta1" table:print="false">
        <table:table-column table:style-name="co5" table:default-cell-style-name="Default"/>
        <table:table-column table:style-name="co1" table:number-columns-repeated="6" table:default-cell-style-name="Default"/>
        <table:table-row table:style-name="ro2">
          <table:table-cell office:value-type="float" office:value="1">
            <text:p>1</text:p>
          </table:table-cell>
          <table:table-cell table:formula="of:=ROUNDDOWN([.$C$2]+(1/[.$D$2])*(([.A1])+4)^[.$E$2])" office:value-type="float" office:value="10">
            <text:p>10</text:p>
          </table:table-cell>
          <table:table-cell office:value-type="string">
            <text:p>wartosc pocz</text:p>
          </table:table-cell>
          <table:table-cell office:value-type="string">
            <text:p>procen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ROUNDDOWN([.$C$2]+(1/[.$D$2])*(([.A2])+4)^[.$E$2])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ROUNDDOWN([.$C$2]+(1/[.$D$2])*(([.A3])+4)^[.$E$2])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ROUNDDOWN([.$C$2]+(1/[.$D$2])*(([.A4])+4)^[.$E$2])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formula="of:=ROUNDDOWN([.$C$2]+(1/[.$D$2])*(([.A5])+4)^[.$E$2])" office:value-type="float" office:value="14">
            <text:p>14</text:p>
          </table:table-cell>
          <table:table-cell table:number-columns-repeated="4"/>
          <table:table-cell office:value-type="string">
            <text:p>at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OUNDDOWN([.$C$2]+(1/[.$D$2])*(([.A6])+4)^[.$E$2])"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ROUNDDOWN([.$C$2]+(1/[.$D$2])*(([.A7])+4)^[.$E$2])"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ROUNDDOWN([.$C$2]+(1/[.$D$2])*(([.A8])+4)^[.$E$2])"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ROUNDDOWN([.$C$2]+(1/[.$D$2])*(([.A9])+4)^[.$E$2]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ROUNDDOWN([.$C$2]+(1/[.$D$2])*(([.A10])+4)^[.$E$2])"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SUM([.$B$1:.B10])" office:value-type="float" office:value="152">
            <text:p>152</text:p>
          </table:table-cell>
          <table:table-cell table:number-columns-repeated="2"/>
          <table:table-cell table:formula="of:=ROUNDDOWN(9+((1/15)*(34^2)))" office:value-type="float" office:value="86">
            <text:p>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ROUNDDOWN([.$C$2]+(1/[.$D$2])*(([.A11])+4)^[.$E$2])"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SUM([.$B$1:.B20])"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ROUNDDOWN([.$C$2]+(1/[.$D$2])*(([.A12])+4)^[.$E$2])"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SUM([.$B$1:.B30])" office:value-type="float" office:value="1171">
            <text:p>117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ROUNDDOWN([.$C$2]+(1/[.$D$2])*(([.A13])+4)^[.$E$2])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SUM([.$B$1:.B40])" office:value-type="float" office:value="2303">
            <text:p>230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ROUNDDOWN([.$C$2]+(1/[.$D$2])*(([.A14])+4)^[.$E$2])"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SUM([.$B$1:.B50])" office:value-type="float" office:value="4029">
            <text:p>402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ROUNDDOWN([.$C$2]+(1/[.$D$2])*(([.A15])+4)^[.$E$2])" office:value-type="float" office:value="33">
            <text:p>33</text:p>
          </table:table-cell>
          <table:table-cell office:value-type="float" office:value="60">
            <text:p>60</text:p>
          </table:table-cell>
          <table:table-cell table:formula="of:=SUM([.$B$1:.B60])" office:value-type="float" office:value="6482">
            <text:p>648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ROUNDDOWN([.$C$2]+(1/[.$D$2])*(([.A16])+4)^[.$E$2])" office:value-type="float" office:value="35">
            <text:p>35</text:p>
          </table:table-cell>
          <table:table-cell office:value-type="float" office:value="70">
            <text:p>70</text:p>
          </table:table-cell>
          <table:table-cell table:formula="of:=SUM([.$B$1:.B70])" office:value-type="float" office:value="9794">
            <text:p>979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ROUNDDOWN([.$C$2]+(1/[.$D$2])*(([.A17])+4)^[.$E$2])" office:value-type="float" office:value="38">
            <text:p>38</text:p>
          </table:table-cell>
          <table:table-cell office:value-type="float" office:value="80">
            <text:p>80</text:p>
          </table:table-cell>
          <table:table-cell table:formula="of:=SUM([.$B$1:.B80])" office:value-type="float" office:value="14100">
            <text:p>1410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ROUNDDOWN([.$C$2]+(1/[.$D$2])*(([.A18])+4)^[.$E$2])" office:value-type="float" office:value="41">
            <text:p>41</text:p>
          </table:table-cell>
          <table:table-cell office:value-type="float" office:value="90">
            <text:p>90</text:p>
          </table:table-cell>
          <table:table-cell table:formula="of:=SUM([.$B$1:.B90])" office:value-type="float" office:value="19533">
            <text:p>1953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ROUNDDOWN([.$C$2]+(1/[.$D$2])*(([.A19])+4)^[.$E$2])"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SUM([.$B$1:.B100])" office:value-type="float" office:value="26225">
            <text:p>2622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ROUNDDOWN([.$C$2]+(1/[.$D$2])*(([.A20])+4)^[.$E$2])"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ROUNDDOWN([.$C$2]+(1/[.$D$2])*(([.A21])+4)^[.$E$2]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f:=ROUNDDOWN([.$C$2]+(1/[.$D$2])*(([.A22])+4)^[.$E$2])" office:value-type="float" office:value="54">
            <text:p>5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f:=ROUNDDOWN([.$C$2]+(1/[.$D$2])*(([.A23])+4)^[.$E$2])"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f:=ROUNDDOWN([.$C$2]+(1/[.$D$2])*(([.A24])+4)^[.$E$2])"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f:=ROUNDDOWN([.$C$2]+(1/[.$D$2])*(([.A25])+4)^[.$E$2])"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f:=ROUNDDOWN([.$C$2]+(1/[.$D$2])*(([.A26])+4)^[.$E$2])"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ROUNDDOWN([.$C$2]+(1/[.$D$2])*(([.A27])+4)^[.$E$2])"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ROUNDDOWN([.$C$2]+(1/[.$D$2])*(([.A28])+4)^[.$E$2])" office:value-type="float" office:value="77">
            <text:p>77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f:=ROUNDDOWN([.$C$2]+(1/[.$D$2])*(([.A29])+4)^[.$E$2])" office:value-type="float" office:value="81">
            <text:p>81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ROUNDDOWN([.$C$2]+(1/[.$D$2])*(([.A30])+4)^[.$E$2])" office:value-type="float" office:value="86">
            <text:p>8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ROUNDDOWN([.$C$2]+(1/[.$D$2])*(([.A31])+4)^[.$E$2])"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ROUNDDOWN([.$C$2]+(1/[.$D$2])*(([.A32])+4)^[.$E$2])"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ROUNDDOWN([.$C$2]+(1/[.$D$2])*(([.A33])+4)^[.$E$2])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ROUNDDOWN([.$C$2]+(1/[.$D$2])*(([.A34])+4)^[.$E$2])" office:value-type="float" office:value="105">
            <text:p>10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ROUNDDOWN([.$C$2]+(1/[.$D$2])*(([.A35])+4)^[.$E$2])"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ROUNDDOWN([.$C$2]+(1/[.$D$2])*(([.A36])+4)^[.$E$2])"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ROUNDDOWN([.$C$2]+(1/[.$D$2])*(([.A37])+4)^[.$E$2])" office:value-type="float" office:value="121">
            <text:p>12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ROUNDDOWN([.$C$2]+(1/[.$D$2])*(([.A38])+4)^[.$E$2])"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ROUNDDOWN([.$C$2]+(1/[.$D$2])*(([.A39])+4)^[.$E$2])"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ROUNDDOWN([.$C$2]+(1/[.$D$2])*(([.A40])+4)^[.$E$2])"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ROUNDDOWN([.$C$2]+(1/[.$D$2])*(([.A41])+4)^[.$E$2])"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ROUNDDOWN([.$C$2]+(1/[.$D$2])*(([.A42])+4)^[.$E$2])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ROUNDDOWN([.$C$2]+(1/[.$D$2])*(([.A43])+4)^[.$E$2])" office:value-type="float" office:value="156">
            <text:p>15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ROUNDDOWN([.$C$2]+(1/[.$D$2])*(([.A44])+4)^[.$E$2])" office:value-type="float" office:value="162">
            <text:p>16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ROUNDDOWN([.$C$2]+(1/[.$D$2])*(([.A45])+4)^[.$E$2])" office:value-type="float" office:value="169">
            <text:p>169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ROUNDDOWN([.$C$2]+(1/[.$D$2])*(([.A46])+4)^[.$E$2])" office:value-type="float" office:value="175">
            <text:p>17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ROUNDDOWN([.$C$2]+(1/[.$D$2])*(([.A47])+4)^[.$E$2])" office:value-type="float" office:value="182">
            <text:p>182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ROUNDDOWN([.$C$2]+(1/[.$D$2])*(([.A48])+4)^[.$E$2])" office:value-type="float" office:value="189">
            <text:p>18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ROUNDDOWN([.$C$2]+(1/[.$D$2])*(([.A49])+4)^[.$E$2])" office:value-type="float" office:value="196">
            <text:p>19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ROUNDDOWN([.$C$2]+(1/[.$D$2])*(([.A50])+4)^[.$E$2])" office:value-type="float" office:value="203">
            <text:p>203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ROUNDDOWN([.$C$2]+(1/[.$D$2])*(([.A51])+4)^[.$E$2])"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f:=ROUNDDOWN([.$C$2]+(1/[.$D$2])*(([.A52])+4)^[.$E$2])" office:value-type="float" office:value="218">
            <text:p>218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f:=ROUNDDOWN([.$C$2]+(1/[.$D$2])*(([.A53])+4)^[.$E$2])" office:value-type="float" office:value="225">
            <text:p>22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f:=ROUNDDOWN([.$C$2]+(1/[.$D$2])*(([.A54])+4)^[.$E$2])" office:value-type="float" office:value="233">
            <text:p>233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f:=ROUNDDOWN([.$C$2]+(1/[.$D$2])*(([.A55])+4)^[.$E$2])" office:value-type="float" office:value="241">
            <text:p>241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f:=ROUNDDOWN([.$C$2]+(1/[.$D$2])*(([.A56])+4)^[.$E$2])" office:value-type="float" office:value="249">
            <text:p>249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f:=ROUNDDOWN([.$C$2]+(1/[.$D$2])*(([.A57])+4)^[.$E$2])" office:value-type="float" office:value="257">
            <text:p>25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f:=ROUNDDOWN([.$C$2]+(1/[.$D$2])*(([.A58])+4)^[.$E$2])" office:value-type="float" office:value="265">
            <text:p>26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f:=ROUNDDOWN([.$C$2]+(1/[.$D$2])*(([.A59])+4)^[.$E$2])" office:value-type="float" office:value="273">
            <text:p>27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ROUNDDOWN([.$C$2]+(1/[.$D$2])*(([.A60])+4)^[.$E$2])" office:value-type="float" office:value="282">
            <text:p>282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f:=ROUNDDOWN([.$C$2]+(1/[.$D$2])*(([.A61])+4)^[.$E$2])" office:value-type="float" office:value="290">
            <text:p>29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f:=ROUNDDOWN([.$C$2]+(1/[.$D$2])*(([.A62])+4)^[.$E$2])" office:value-type="float" office:value="299">
            <text:p>299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f:=ROUNDDOWN([.$C$2]+(1/[.$D$2])*(([.A63])+4)^[.$E$2])" office:value-type="float" office:value="308">
            <text:p>308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f:=ROUNDDOWN([.$C$2]+(1/[.$D$2])*(([.A64])+4)^[.$E$2])" office:value-type="float" office:value="317">
            <text:p>317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f:=ROUNDDOWN([.$C$2]+(1/[.$D$2])*(([.A65])+4)^[.$E$2])" office:value-type="float" office:value="326">
            <text:p>326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f:=ROUNDDOWN([.$C$2]+(1/[.$D$2])*(([.A66])+4)^[.$E$2])" office:value-type="float" office:value="335">
            <text:p>33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f:=ROUNDDOWN([.$C$2]+(1/[.$D$2])*(([.A67])+4)^[.$E$2])" office:value-type="float" office:value="345">
            <text:p>34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f:=ROUNDDOWN([.$C$2]+(1/[.$D$2])*(([.A68])+4)^[.$E$2])" office:value-type="float" office:value="354">
            <text:p>354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f:=ROUNDDOWN([.$C$2]+(1/[.$D$2])*(([.A69])+4)^[.$E$2])" office:value-type="float" office:value="364">
            <text:p>36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ROUNDDOWN([.$C$2]+(1/[.$D$2])*(([.A70])+4)^[.$E$2])" office:value-type="float" office:value="374">
            <text:p>37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f:=ROUNDDOWN([.$C$2]+(1/[.$D$2])*(([.A71])+4)^[.$E$2])" office:value-type="float" office:value="384">
            <text:p>38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f:=ROUNDDOWN([.$C$2]+(1/[.$D$2])*(([.A72])+4)^[.$E$2])" office:value-type="float" office:value="394">
            <text:p>394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f:=ROUNDDOWN([.$C$2]+(1/[.$D$2])*(([.A73])+4)^[.$E$2])" office:value-type="float" office:value="404">
            <text:p>404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f:=ROUNDDOWN([.$C$2]+(1/[.$D$2])*(([.A74])+4)^[.$E$2])" office:value-type="float" office:value="414">
            <text:p>41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f:=ROUNDDOWN([.$C$2]+(1/[.$D$2])*(([.A75])+4)^[.$E$2])" office:value-type="float" office:value="425">
            <text:p>425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f:=ROUNDDOWN([.$C$2]+(1/[.$D$2])*(([.A76])+4)^[.$E$2])" office:value-type="float" office:value="435">
            <text:p>43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f:=ROUNDDOWN([.$C$2]+(1/[.$D$2])*(([.A77])+4)^[.$E$2])" office:value-type="float" office:value="446">
            <text:p>44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f:=ROUNDDOWN([.$C$2]+(1/[.$D$2])*(([.A78])+4)^[.$E$2])" office:value-type="float" office:value="457">
            <text:p>457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f:=ROUNDDOWN([.$C$2]+(1/[.$D$2])*(([.A79])+4)^[.$E$2])" office:value-type="float" office:value="468">
            <text:p>46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ROUNDDOWN([.$C$2]+(1/[.$D$2])*(([.A80])+4)^[.$E$2])" office:value-type="float" office:value="479">
            <text:p>479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f:=ROUNDDOWN([.$C$2]+(1/[.$D$2])*(([.A81])+4)^[.$E$2])" office:value-type="float" office:value="490">
            <text:p>490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f:=ROUNDDOWN([.$C$2]+(1/[.$D$2])*(([.A82])+4)^[.$E$2])" office:value-type="float" office:value="502">
            <text:p>50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f:=ROUNDDOWN([.$C$2]+(1/[.$D$2])*(([.A83])+4)^[.$E$2])" office:value-type="float" office:value="513">
            <text:p>513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ROUNDDOWN([.$C$2]+(1/[.$D$2])*(([.A84])+4)^[.$E$2])" office:value-type="float" office:value="525">
            <text:p>525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f:=ROUNDDOWN([.$C$2]+(1/[.$D$2])*(([.A85])+4)^[.$E$2])" office:value-type="float" office:value="537">
            <text:p>537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ROUNDDOWN([.$C$2]+(1/[.$D$2])*(([.A86])+4)^[.$E$2])" office:value-type="float" office:value="549">
            <text:p>549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ROUNDDOWN([.$C$2]+(1/[.$D$2])*(([.A87])+4)^[.$E$2])" office:value-type="float" office:value="561">
            <text:p>561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f:=ROUNDDOWN([.$C$2]+(1/[.$D$2])*(([.A88])+4)^[.$E$2])" office:value-type="float" office:value="573">
            <text:p>573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ROUNDDOWN([.$C$2]+(1/[.$D$2])*(([.A89])+4)^[.$E$2])" office:value-type="float" office:value="585">
            <text:p>585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ROUNDDOWN([.$C$2]+(1/[.$D$2])*(([.A90])+4)^[.$E$2])" office:value-type="float" office:value="598">
            <text:p>598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formula="of:=ROUNDDOWN([.$C$2]+(1/[.$D$2])*(([.A91])+4)^[.$E$2])" office:value-type="float" office:value="610">
            <text:p>610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formula="of:=ROUNDDOWN([.$C$2]+(1/[.$D$2])*(([.A92])+4)^[.$E$2])" office:value-type="float" office:value="623">
            <text:p>623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formula="of:=ROUNDDOWN([.$C$2]+(1/[.$D$2])*(([.A93])+4)^[.$E$2])" office:value-type="float" office:value="636">
            <text:p>636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formula="of:=ROUNDDOWN([.$C$2]+(1/[.$D$2])*(([.A94])+4)^[.$E$2])" office:value-type="float" office:value="649">
            <text:p>649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formula="of:=ROUNDDOWN([.$C$2]+(1/[.$D$2])*(([.A95])+4)^[.$E$2])" office:value-type="float" office:value="662">
            <text:p>662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formula="of:=ROUNDDOWN([.$C$2]+(1/[.$D$2])*(([.A96])+4)^[.$E$2])" office:value-type="float" office:value="675">
            <text:p>675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formula="of:=ROUNDDOWN([.$C$2]+(1/[.$D$2])*(([.A97])+4)^[.$E$2])" office:value-type="float" office:value="689">
            <text:p>689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formula="of:=ROUNDDOWN([.$C$2]+(1/[.$D$2])*(([.A98])+4)^[.$E$2])" office:value-type="float" office:value="702">
            <text:p>702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formula="of:=ROUNDDOWN([.$C$2]+(1/[.$D$2])*(([.A99])+4)^[.$E$2])" office:value-type="float" office:value="716">
            <text:p>71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ROUNDDOWN([.$C$2]+(1/[.$D$2])*(([.A100])+4)^[.$E$2])" office:value-type="float" office:value="730">
            <text:p>73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23.04.2017</text:date>, <text:time>22:33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Can</meta:initial-creator>
    <meta:creation-date>2017-04-23T20:20:46.65</meta:creation-date>
    <dc:date>2017-04-23T22:33:21.34</dc:date>
    <dc:creator>Hubert Can</dc:creator>
    <meta:editing-duration>PT8M52S</meta:editing-duration>
    <meta:editing-cycles>1</meta:editing-cycles>
    <meta:document-statistic meta:table-count="3" meta:cell-count="487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08cm" svg:height="11.723cm" xlink:href=".." xlink:type="simple" chart:class="chart:line" chart:style-name="ch1">
        <chart:plot-area chart:style-name="ch2" table:cell-range-address="'%def'.B4:'%def'.Y5" chart:data-source-has-labels="both" svg:x="1.684cm" svg:y="1.178cm" svg:width="20.394cm" svg:height="9.004cm">
          <chartooo:coordinate-region svg:x="3.099cm" svg:y="1.39cm" svg:width="18.699cm" svg:height="8.119cm"/>
          <chart:axis chart:dimension="x" chart:name="primary-x" chart:style-name="ch3" chartooo:axis-type="auto">
            <chartooo:date-scale/>
            <chart:categories table:cell-range-address="'%def'.B4:'%def'.Y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%def'.B5:'%def'.Y5" chart:label-cell-address="'%def'.B4:'%def'.Y4" chart:class="chart:line">
            <chart:data-point chart:repeated="24"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%def'.B4:'%def'.Y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10 20 30 40 50 60 70 80 90 100 110 120 130 140 150 160 170 180 190 200 210 220 230 240</text:p>
                <text:list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</text:list>
                <draw:g>
                  <svg:desc>'%def'.B4:'%def'.Y4</svg:desc>
                </draw:g>
              </table:table-cell>
              <table:table-cell office:value-type="float" office:value="0.0909090909090909">
                <text:p>0.0909090909090909</text:p>
                <draw:g>
                  <svg:desc>'%def'.B5:'%def'.Y5</svg:desc>
                </draw:g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75">
                <text:p>0.37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">
                <text:p>0.5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875">
                <text:p>0.6875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705882352941176">
                <text:p>0.705882352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